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bda6a" officeooo:paragraph-rsid="001bda6a"/>
    </style:style>
    <style:style style:name="P2" style:family="paragraph" style:parent-style-name="Heading_20_2">
      <style:text-properties officeooo:rsid="001bda6a" officeooo:paragraph-rsid="001bda6a"/>
    </style:style>
    <style:style style:name="P3" style:family="paragraph" style:parent-style-name="Text_20_body" style:list-style-name="L1">
      <style:text-properties officeooo:rsid="001bda6a" officeooo:paragraph-rsid="001bda6a"/>
    </style:style>
    <style:style style:name="P4" style:family="paragraph" style:parent-style-name="Text_20_body" style:list-style-name="L1">
      <style:text-properties officeooo:rsid="001d7966" officeooo:paragraph-rsid="001d7966"/>
    </style:style>
    <style:style style:name="P5" style:family="paragraph" style:parent-style-name="Text_20_body" style:list-style-name="L1">
      <style:text-properties officeooo:rsid="0020661d" officeooo:paragraph-rsid="0020661d"/>
    </style:style>
    <style:style style:name="P6" style:family="paragraph" style:parent-style-name="Text_20_body" style:list-style-name="L1">
      <style:text-properties officeooo:rsid="00220e96" officeooo:paragraph-rsid="00220e96"/>
    </style:style>
    <style:style style:name="P7" style:family="paragraph" style:parent-style-name="Text_20_body" style:list-style-name="L1">
      <style:text-properties officeooo:rsid="00234680" officeooo:paragraph-rsid="00234680"/>
    </style:style>
    <style:style style:name="P8" style:family="paragraph" style:parent-style-name="Text_20_body" style:list-style-name="L1">
      <style:text-properties officeooo:rsid="00242a1a" officeooo:paragraph-rsid="00242a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Development</text:p>
      <text:h text:style-name="P2" text:outline-level="2">Miscellaneous</text:h>
      <text:list text:style-name="L1">
        <text:list-item>
          <text:p text:style-name="P3">Clean up the office so I can get at the embedded system development stuff.</text:p>
        </text:list-item>
        <text:list-item>
          <text:p text:style-name="P3">Get that out and inventory it to see if I’ve already got a Raspberry pi that will suffice.</text:p>
        </text:list-item>
        <text:list-item>
          <text:p text:style-name="P3">If so, use it, if not, get one.</text:p>
        </text:list-item>
        <text:list-item>
          <text:p text:style-name="P3">Learn how to use its wireless capability</text:p>
        </text:list-item>
        <text:list-item>
          <text:p text:style-name="P3">Clean up the shop so I can use the end of the workbench as a work area for laptop and Raspberry pi development.</text:p>
        </text:list-item>
        <text:list-item>
          <text:p text:style-name="P3">I checked out the linear actuator, should have no problem using that, although servo operation will be cooler with a wedge gate.</text:p>
        </text:list-item>
        <text:list-item>
          <text:p text:style-name="P4">Wow – maybe I could use a Raspberry Pi pico W. <text:s/>This shit is incredible.</text:p>
        </text:list-item>
        <text:list-item>
          <text:p text:style-name="P5">Fan for ambient filter: <text:a xlink:type="simple" xlink:href="https://www.amazon.com/Air-King-9723-20-Inch-3-Speed/dp/B0007Q3RMA?crid=LUXMNRL4DQJ&amp;keywords=Air%2BKing%2B9723&amp;qid=1666670132&amp;qu=eyJxc2MiOiIwLjgzIiwicXNhIjoiMC40NSIsInFzcCI6IjAuNDQifQ%3D%3D&amp;s=home-garden&amp;sprefix=air%2Bking%2B9723%2Cgarden%2C80&amp;sr=1-1&amp;linkCode=sl1&amp;tag=the3dhandyman-20&amp;linkId=625fe5d3529685ac96d71b025505b34a&amp;language=en_US&amp;ref_=as_li_ss_tl&amp;th=1" text:style-name="Internet_20_link" text:visited-style-name="Visited_20_Internet_20_Link">https://www.amazon.com/Air-King-9723-20-Inch-3-Speed/dp/B0007Q3RMA?crid=LUXMNRL4DQJ&amp;keywords=Air%2BKing%2B9723&amp;qid=1666670132&amp;qu=eyJxc2MiOiIwLjgzIiwicXNhIjoiMC40NSIsInFzcCI6IjAuNDQifQ%3D%3D&amp;s=home-garden&amp;sprefix=air%2Bking%2B9723%2Cgarden%2C80&amp;sr=1-1&amp;linkCode=sl1&amp;tag=the3dhandyman-20&amp;linkId=625fe5d3529685ac96d71b025505b34a&amp;language=en_US&amp;ref_=as_li_ss_tl&amp;th=1</text:a></text:p>
        </text:list-item>
        <text:list-item>
          <text:p text:style-name="P5">filter for ambient filter:<text:a xlink:type="simple" xlink:href="https://www.amazon.com/Nordic-Pure-20x20x1-Pleated-20x20x1M14-6/dp/B007KPY8DI?crid=1LZE5R66ZYEGJ&amp;keywords=nordic%2Bpure%2B20x20x1%2Bmerv%2B14&amp;qid=1657842024&amp;sprefix=nordic%2Bpure%2B20x20x1%2Bmerv14%2Caps%2C78&amp;sr=8-2&amp;th=1&amp;linkCode=sl1&amp;tag=the3dhandyman-20&amp;linkId=851f3ffa173021c48a4831e9d37afab2&amp;language=en_US&amp;ref_=as_li_ss_tl" text:style-name="Internet_20_link" text:visited-style-name="Visited_20_Internet_20_Link">https://www.amazon.com/Nordic-Pure-20x20x1-Pleated-20x20x1M14-6/dp/B007KPY8DI?crid=1LZE5R66ZYEGJ&amp;keywords=nordic%2Bpure%2B20x20x1%2Bmerv%2B14&amp;qid=1657842024&amp;sprefix=nordic%2Bpure%2B20x20x1%2Bmerv14%2Caps%2C78&amp;sr=8-2&amp;th=1&amp;linkCode=sl1&amp;tag=the3dhandyman-20&amp;linkId=851f3ffa173021c48a4831e9d37afab2&amp;language=en_US&amp;ref_=as_li_ss_tl</text:a></text:p>
        </text:list-item>
        <text:list-item>
          <text:p text:style-name="P5">improve performance of corsi-rosenthal filter: <text:a xlink:type="simple" xlink:href="https://www.texairfilters.com/how-to-improve-the-efficiency-of-the-box-fan-and-merv-13-filter-air-cleaner/" text:style-name="Internet_20_link" text:visited-style-name="Visited_20_Internet_20_Link">https://www.texairfilters.com/how-to-improve-the-efficiency-of-the-box-fan-and-merv-13-filter-air-cleaner/</text:a></text:p>
        </text:list-item>
        <text:list-item>
          <text:p text:style-name="P6">another, more powerful fan: <text:a xlink:type="simple" xlink:href="https://www.amazon.com/dp/B000GGNTU6/ref=sspa_dk_detail_4?pd_rd_i=B000GGNTU6&amp;pd_rd_w=LzdeI&amp;content-id=amzn1.sym.386c274b-4bfe-4421-9052-a1a56db557ab&amp;pf_rd_p=386c274b-4bfe-4421-9052-a1a56db557ab&amp;pf_rd_r=BD9G5BJQ4X6FBMF8P2W2&amp;pd_rd_wg=8mddn&amp;pd_rd_r=e5a9b40b-12f0-441b-803d-33e62f61994a&amp;s=home-garden&amp;sp_csd=d2lkZ2V0TmFtZT1zcF9kZXRhaWxfdGhlbWF0aWM&amp;th=1" text:style-name="Internet_20_link" text:visited-style-name="Visited_20_Internet_20_Link">https://www.amazon.com/dp/B000GGNTU6/ref=sspa_dk_detail_4?pd_rd_i=B000GGNTU6&amp;pd_rd_w=LzdeI&amp;content-id=amzn1.sym.386c274b-4bfe-4421-9052-a1a56db557ab&amp;pf_rd_p=386c274b-4bfe-4421-9052-a1a56db557ab&amp;pf_rd_r=BD9G5BJQ4X6FBMF8P2W2&amp;pd_rd_wg=8mddn&amp;pd_rd_r=e5a9b40b-12f0-441b-803d-33e62f61994a&amp;s=home-garden&amp;sp_csd=d2lkZ2V0TmFtZT1zcF9kZXRhaWxfdGhlbWF0aWM&amp;th=1</text:a></text:p>
        </text:list-item>
        <text:list-item>
          <text:p text:style-name="P6">particulate matter sensor: <text:a xlink:type="simple" xlink:href="https://www.amazon.com/dp/B08DP2HBPN" text:style-name="Internet_20_link" text:visited-style-name="Visited_20_Internet_20_Link">https://www.amazon.com/dp/B08DP2HBPN</text:a> (very cool)</text:p>
        </text:list-item>
        <text:list-item>
          <text:p text:style-name="P7"><text:soft-page-break/>standoffs for mounting: <text:s/><text:a xlink:type="simple" xlink:href="https://www.amazon.com/dp/B0CBPGKDP4/ref=sspa_dk_detail_4?pd_rd_i=B0CBPGKDP4&amp;pd_rd_w=V91gH&amp;content-id=amzn1.sym.8c2f9165-8e93-42a1-8313-73d3809141a2&amp;pf_rd_p=8c2f9165-8e93-42a1-8313-73d3809141a2&amp;pf_rd_r=F407K43RXFAAK7GYFRDZ&amp;pd_rd_wg=yRpPb&amp;pd_rd_r=20d36062-0d75-44c9-911b-3cec129f91a1&amp;s=industrial&amp;sp_csd=d2lkZ2V0TmFtZT1zcF9kZXRhaWw&amp;th=1" text:style-name="Internet_20_link" text:visited-style-name="Visited_20_Internet_20_Link">https://www.amazon.com/dp/B0CBPGKDP4/ref=sspa_dk_detail_4?pd_rd_i=B0CBPGKDP4&amp;pd_rd_w=V91gH&amp;content-id=amzn1.sym.8c2f9165-8e93-42a1-8313-73d3809141a2&amp;pf_rd_p=8c2f9165-8e93-42a1-8313-73d3809141a2&amp;pf_rd_r=F407K43RXFAAK7GYFRDZ&amp;pd_rd_wg=yRpPb&amp;pd_rd_r=20d36062-0d75-44c9-911b-3cec129f91a1&amp;s=industrial&amp;sp_csd=d2lkZ2V0TmFtZT1zcF9kZXRhaWw&amp;th=1</text:a></text:p>
        </text:list-item>
        <text:list-item>
          <text:p text:style-name="P7">breakout board for rpi: <text:a xlink:type="simple" xlink:href="https://www.amazon.com/Status-Terminal-Block-Breakout-Raspberry/dp/B08RDYDG6X/ref=sr_1_6?dib=eyJ2IjoiMSJ9.mxR5EYpZoYAHpCUcc8j-mkkagvoqpycd3tzdPYXvdVOsm5XOpvp2ZERFLjbJAWY5T-_3zbfWEQCBuMBC2ChvbhEfP2uqBEsCmJSyrylwagg_Ap34RfjKPR52vH6vImRUE2gN7IBLKkmB2k4rIW-arIkGbjoNG1swx9Ffu9XMTVIgjtTmo2i2MxfBuCiKr6IxL331oqohWnkDNzVxSLPxCvyjz39DcyiPFylRlo4cN3I.l3JmLdBzojEZ6axOgqxPKlulLy60QjzOFiAYZwoXu9g&amp;dib_tag=se&amp;keywords=raspberry+pi+breakout+board&amp;qid=1737865080&amp;sr=8-6" text:style-name="Internet_20_link" text:visited-style-name="Visited_20_Internet_20_Link">https://www.amazon.com/Status-Terminal-Block-Breakout-Raspberry/dp/B08RDYDG6X/ref=sr_1_6?dib=eyJ2IjoiMSJ9.mxR5EYpZoYAHpCUcc8j-mkkagvoqpycd3tzdPYXvdVOsm5XOpvp2ZERFLjbJAWY5T-_3zbfWEQCBuMBC2ChvbhEfP2uqBEsCmJSyrylwagg_Ap34RfjKPR52vH6vImRUE2gN7IBLKkmB2k4rIW-arIkGbjoNG1swx9Ffu9XMTVIgjtTmo2i2MxfBuCiKr6IxL331oqohWnkDNzVxSLPxCvyjz39DcyiPFylRlo4cN3I.l3JmLdBzojEZ6axOgqxPKlulLy60QjzOFiAYZwoXu9g&amp;dib_tag=se&amp;keywords=raspberry+pi+breakout+board&amp;qid=1737865080&amp;sr=8-6</text:a></text:p>
        </text:list-item>
        <text:list-item>
          <text:p text:style-name="P8">case for rpi?: <text:a xlink:type="simple" xlink:href="https://datasheets.raspberrypi.com/case/case-for-raspberry-pi-5-product-brief.pdf" text:style-name="Internet_20_link" text:visited-style-name="Visited_20_Internet_20_Link">https://datasheets.raspberrypi.com/case/case-for-raspberry-pi-5-product-brief.pdf</text:a></text:p>
        </text:list-item>
        <text:list-item>
          <text:p text:style-name="P8">rpi4 case?: <text:a xlink:type="simple" xlink:href="https://www.amazon.com/Miuzei-Raspberry-HDMI-Micro-Aluminum-Included/dp/B07VX2WDHM" text:style-name="Internet_20_link" text:visited-style-name="Visited_20_Internet_20_Link">https://www.amazon.com/Miuzei-Raspberry-HDMI-Micro-Aluminum-Included/dp/B07VX2WDHM</text:a></text:p>
        </text:list-item>
        <text:list-item>
          <text:p text:style-name="P8">hdmi mountable connector: <text:s/><text:a xlink:type="simple" xlink:href="https://www.amazon.com/Toronce-Panel-Mount-Connector-D-HDMI-Through/dp/B092W917NG/ref=sr_1_2?crid=24SUQL9HSPENU&amp;dib=eyJ2IjoiMSJ9.n4Wkh-kblQekhaZaaIP3Brm7VePpGqPUby7xsXJ5wH775Wu4O-Gn6ULkP0wG0VbSeIok28pQj7visWUw6EYu6tKOpO7xqZeHq0CKXfxu92bRZAZUERnn6QvV4DqfaihUUa96u1T_4r1Kd3g62PP5x2cHeuXyeIGENQq462NtWo0h8_Fm7AoB-PLymB70Yyk1tW_IT0R7LsIfewawuDMycuZJUwK9WVwyUqUTUk581SrKgTnZF7wiq1irQIPUKWX0uhhwDGALFacuJPRM5AEKgRc1jXj1o39zOLj_6QYmLZE8lxGEdNphbK2SaWMYD7mEGu2CVwd3kW4nD9HHO3evOswC7R70ujvDDS7ZIVA8qsc.utKHaWm8YOjx71ZL0jPt9O59lViq60ZibR76kcUXz7A&amp;dib_tag=se&amp;keywords=mountable%2Bhdmi%2Badapter%2Bport&amp;qid=1737865958&amp;s=electronics&amp;sprefix=mountable%2Bhdmi%2Badapter%2Bpor%2Celectronics%2C98&amp;sr=1-2&amp;th=1" text:style-name="Internet_20_link" text:visited-style-name="Visited_20_Internet_20_Link">https://www.amazon.com/Toronce-Panel-Mount-Connector-D-HDMI-Through/dp/B092W917NG/ref=sr_1_2?crid=24SUQL9HSPENU&amp;dib=eyJ2IjoiMSJ9.n4Wkh-kblQekhaZaaIP3Brm7VePpGqPUby7xsXJ5wH775Wu4O-Gn6ULkP0wG0VbSeIok28pQj7visWUw6EYu6tKOpO7xqZeHq0CKXfxu92bRZAZUERnn6QvV4DqfaihUUa96u1T_4r1Kd3g62PP5x2cHeuXyeIGENQq462NtWo0h8_Fm7AoB-PLymB70Yyk1tW_IT0R7LsIfewawuDMycuZJUwK9WVwyUqUTUk581SrKgTnZF7wiq1irQIPUKWX0uhhwDGALFacuJPRM5AEKgRc1jXj1o39zOLj_6QYmLZE8lxGEdNphbK2SaWMYD7mEGu2CVwd3kW4nD9HHO3evOswC7R70ujvDDS7ZIVA8qsc.utKHaWm8YOjx71ZL0jPt9O59lViq60ZibR76kcUXz7A&amp;dib_tag=se&amp;keywords=mountable%2Bhdmi%2Badapter%2Bport&amp;qid=1737865958&amp;s=electronics&amp;sprefix=mountable%2Bhdmi%2Badapter%2Bpor%2Celectronics%2C98&amp;sr=1-2&amp;th=1</text:a></text:p>
        </text:list-item>
        <text:list-item>
          <text:p text:style-name="P8">mountable usb port: <text:a xlink:type="simple" xlink:href="https://www.amazon.com/BATIGE-Square-Extension-Motorcycle-Dashboard/dp/B0BDWV1BCV/ref=sr_1_1?crid=1ZL7YYG0BB7L4&amp;dib=eyJ2IjoiMSJ9.JDE-4oQCPRmAuV6zMijacCnheof6sZ0eaq707SBpWanf_Hz6l2woFLGqpeWCWcS1dTdRmFmiDn_QwmfJxWyEHVe4iWYCPDYECZWkrnlq_Qk1Nqznioc_T7vyKILWwu_IdHxSQvnRgw-oONz1Peppi0rLDAjhXKsub3ACQreEIvZ7R_wjHjc-i-Sl8rRXFpAZsurnUPRUWRnnQsDj6Zp9t3Dtsw30P43iHnKTXOL__cBDcQlBix2cpGJgOqlyqf9oNUgxB5eLDo9_clp9mlC0sGB5_2oXyKGzi0jrIiPj4GNA43dunMU_mkAcPtWcIcfw1WcRTWhhiOqRJXmMYU0fkZzJjGmoWY2s1Ct5sAxHF30.YicG7R23pku_dehz8UWDEICvMfbc-O2IV1rf20wdbEc&amp;dib_tag=se&amp;keywords=mountable%2Busb%2Badapter%2Bport&amp;qid=1737866042&amp;s=electronics&amp;sprefix=mountable%2Busb%2Badapter%2Bport%2Celectronics%2C234&amp;sr=1-1&amp;th=1" text:style-name="Internet_20_link" text:visited-style-name="Visited_20_Internet_20_Link">https://www.amazon.com/BATIGE-Square-Extension-Motorcycle-Dashboard/dp/B0BDWV1BCV/ref=sr_1_1?crid=1ZL7YYG0BB7L4&amp;dib=eyJ2IjoiMSJ9.JDE-4oQCPRmAuV6zMijacCnheof6sZ0eaq707SBpWanf_Hz6l2woFLGqpeWCWcS1dTdRmFmiDn_QwmfJxWyEHVe4iWYCPDYECZWkrnlq_Qk1Nqznioc_T7vyKILWwu_IdHxSQvnRgw-oONz1Peppi0rLDAjhXKsub3ACQreEIvZ7R_wjHjc-i-Sl8rRXFpAZsurnUPRUWRnnQsDj6Zp9t3Dtsw30P43iHnKTXOL__cBDcQlBix2cpGJgOqlyqf9oNUgxB5eLDo9_clp9mlC0sGB5_2oXyKGzi0jrIiPj4GNA43dunMU_mkAcPtWcIcfw1WcRTWhhiOqRJXmMYU0fkZzJjGmoWY2s1Ct5sAxHF30.YicG7R23pku_dehz8UWDEICvMfbc-O2IV1rf20wdbEc&amp;dib_tag=se&amp;keywords=mountable%2Busb%2Badapter<text:soft-page-break/>%2Bport&amp;qid=1737866042&amp;s=electronics&amp;sprefix=mountable%2Busb%2Badapter%2Bport%2Celectronics%2C234&amp;sr=1-1&amp;th=1</text:a></text:p>
        </text:list-item>
        <text:list-item>
          <text:p text:style-name="P8"/>
          <text:p text:style-name="P7"/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1:28:07.924003904</meta:creation-date>
    <dc:date>2025-02-03T11:17:23.890648800</dc:date>
    <meta:editing-duration>PT4H18M4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21" meta:word-count="179" meta:character-count="4426" meta:non-whitespace-character-count="4282"/>
  </office:meta>
</office:document-meta>
</file>